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438FD08DDD59EA79C.jpg" manifest:media-type="image/jpeg"/>
  <manifest:file-entry manifest:full-path="Pictures/100000000000020C0000015EEE81AB30B29326C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00a933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3cm"/>
      <style:paragraph-properties style:writing-mode="lr-tb"/>
    </style:style>
    <style:style style:name="gr4" style:family="graphic" style:parent-style-name="objectwithoutfill">
      <style:graphic-properties svg:stroke-width="0.051cm" svg:stroke-color="#00a933" draw:marker-start-width="0.279cm" draw:marker-end="Arrowheads_20_1" draw:marker-end-width="0.381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svg:stroke-color="#00a933" draw:marker-start-width="0.279cm" draw:marker-end="Arrowheads_20_2" draw:marker-end-width="0.381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2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7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1pt" style:font-size-asian="18pt" style:font-size-complex="18pt"/>
    </style:style>
    <style:style style:name="P6" style:family="paragraph">
      <loext:graphic-properties draw:fill="none" draw:fill-color="#ffffff"/>
      <style:text-properties fo:font-size="11pt" style:font-size-asian="18pt" style:font-size-complex="18pt"/>
    </style:style>
    <style:style style:name="P7" style:family="paragraph">
      <loext:graphic-properties draw:fill="none" draw:fill-color="#ffffff"/>
      <style:text-properties fo:font-size="24pt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112cm" svg:height="6.071cm" draw:transform="rotate (0.788365223125839) translate (0.701cm 5.043cm)">
          <draw:image xlink:href="Pictures/10000000000002580000025438FD08DDD59EA79C.jpg" xlink:type="simple" xlink:show="embed" xlink:actuate="onLoad" draw:mime-type="image/jpeg">
            <text:p/>
          </draw:image>
        </draw:frame>
        <draw:line draw:style-name="gr2" draw:text-style-name="P1" draw:layer="layout" svg:x1="4.996cm" svg:y1="4.985cm" svg:x2="5.991cm" svg:y2="4.985cm">
          <text:p/>
        </draw:line>
        <draw:line draw:style-name="gr2" draw:text-style-name="P1" draw:layer="layout" svg:x1="4.932cm" svg:y1="3.937cm" svg:x2="5.991cm" svg:y2="4.985cm">
          <text:p/>
        </draw:line>
        <draw:line draw:style-name="gr2" draw:text-style-name="P1" draw:layer="layout" svg:x1="4.932cm" svg:y1="3.937cm" svg:x2="3.937cm" svg:y2="5.069cm">
          <text:p/>
        </draw:line>
        <draw:line draw:style-name="gr2" draw:text-style-name="P1" draw:layer="layout" svg:x1="3.937cm" svg:y1="4.974cm" svg:x2="4.996cm" svg:y2="5.99cm">
          <text:p/>
        </draw:line>
        <draw:line draw:style-name="gr2" draw:text-style-name="P1" draw:layer="layout" svg:x1="6.001cm" svg:y1="5.98cm" svg:x2="4.997cm" svg:y2="5.991cm">
          <text:p/>
        </draw:line>
        <draw:line draw:style-name="gr2" draw:text-style-name="P1" draw:layer="layout" svg:x1="6.001cm" svg:y1="5.991cm" svg:x2="6.996cm" svg:y2="5.006cm">
          <text:p/>
        </draw:line>
        <draw:line draw:style-name="gr2" draw:text-style-name="P1" draw:layer="layout" svg:x1="5.991cm" svg:y1="3.937cm" svg:x2="6.997cm" svg:y2="5.007cm">
          <text:p/>
        </draw:line>
        <draw:line draw:style-name="gr2" draw:text-style-name="P1" draw:layer="layout" svg:x1="5.991cm" svg:y1="3.937cm" svg:x2="4.932cm" svg:y2="2.984cm">
          <text:p/>
        </draw:line>
        <draw:line draw:style-name="gr2" draw:text-style-name="P1" draw:layer="layout" svg:x1="3.937cm" svg:y1="4.043cm" svg:x2="4.933cm" svg:y2="2.985cm">
          <text:p/>
        </draw:line>
        <draw:line draw:style-name="gr2" draw:text-style-name="P1" draw:layer="layout" svg:x1="3.948cm" svg:y1="4.043cm" svg:x2="2.943cm" svg:y2="5.059cm">
          <text:p/>
        </draw:line>
        <draw:line draw:style-name="gr2" draw:text-style-name="P1" draw:layer="layout" svg:x1="4.011cm" svg:y1="5.99cm" svg:x2="2.944cm" svg:y2="5.059cm">
          <text:p/>
        </draw:line>
        <draw:line draw:style-name="gr2" draw:text-style-name="P1" draw:layer="layout" svg:x1="4.012cm" svg:y1="5.991cm" svg:x2="4.996cm" svg:y2="7.027cm">
          <text:p/>
        </draw:line>
        <draw:line draw:style-name="gr2" draw:text-style-name="P1" draw:layer="layout" svg:x1="6.012cm" svg:y1="7.017cm" svg:x2="4.996cm" svg:y2="7.027cm">
          <text:p/>
        </draw:line>
        <draw:line draw:style-name="gr2" draw:text-style-name="P1" draw:layer="layout" svg:x1="6.012cm" svg:y1="7.017cm" svg:x2="6.996cm" svg:y2="5.991cm">
          <text:p/>
        </draw:line>
        <draw:line draw:style-name="gr2" draw:text-style-name="P1" draw:layer="layout" svg:x1="8.023cm" svg:y1="4.974cm" svg:x2="6.996cm" svg:y2="5.991cm">
          <text:p/>
        </draw:line>
        <draw:line draw:style-name="gr2" draw:text-style-name="P1" draw:layer="layout" svg:x1="8.024cm" svg:y1="4.975cm" svg:x2="6.943cm" svg:y2="4cm">
          <text:p/>
        </draw:line>
        <draw:line draw:style-name="gr2" draw:text-style-name="P1" draw:layer="layout" svg:x1="5.991cm" svg:y1="2.984cm" svg:x2="6.944cm" svg:y2="4.001cm">
          <text:p/>
        </draw:line>
        <draw:line draw:style-name="gr2" draw:text-style-name="P1" draw:layer="layout" svg:x1="5.992cm" svg:y1="2.985cm" svg:x2="4.922cm" svg:y2="1.99cm">
          <text:p/>
        </draw:line>
        <draw:line draw:style-name="gr2" draw:text-style-name="P1" draw:layer="layout" svg:x1="3.937cm" svg:y1="2.985cm" svg:x2="4.922cm" svg:y2="1.991cm">
          <text:p/>
        </draw:line>
        <draw:line draw:style-name="gr2" draw:text-style-name="P1" draw:layer="layout" svg:x1="3.938cm" svg:y1="2.985cm" svg:x2="2.943cm" svg:y2="4.043cm">
          <text:p/>
        </draw:line>
        <draw:line draw:style-name="gr2" draw:text-style-name="P1" draw:layer="layout" svg:x1="1.937cm" svg:y1="5.027cm" svg:x2="2.943cm" svg:y2="4.043cm">
          <text:p/>
        </draw:line>
        <draw:line draw:style-name="gr2" draw:text-style-name="P1" draw:layer="layout" svg:x1="1.937cm" svg:y1="5.027cm" svg:x2="2.944cm" svg:y2="5.99cm">
          <text:p/>
        </draw:line>
        <draw:line draw:style-name="gr2" draw:text-style-name="P1" draw:layer="layout" svg:x1="4.012cm" svg:y1="7.027cm" svg:x2="2.945cm" svg:y2="5.991cm">
          <text:p/>
        </draw:line>
        <draw:line draw:style-name="gr2" draw:text-style-name="P1" draw:layer="layout" svg:x1="4.013cm" svg:y1="7.027cm" svg:x2="5.006cm" svg:y2="8.022cm">
          <text:p/>
        </draw:line>
        <draw:frame draw:style-name="gr3" draw:text-style-name="P2" draw:layer="layout" svg:width="4.663cm" svg:height="0.962cm" svg:x="9.25cm" svg:y="4.423cm">
          <draw:text-box>
            <text:p>-3 -2 -1 0 1 2 3</text:p>
          </draw:text-box>
        </draw:frame>
        <draw:frame draw:style-name="gr3" draw:text-style-name="P2" draw:layer="layout" svg:width="4.663cm" svg:height="0.962cm" draw:transform="rotate (1.5707963267949) translate (11.427cm 7.552cm)">
          <draw:text-box>
            <text:p>-3 -2 -1 0 1 2 3</text:p>
          </draw:text-box>
        </draw:frame>
        <draw:frame draw:style-name="gr1" draw:text-style-name="P1" draw:layer="layout" svg:width="3.718cm" svg:height="3.693cm" svg:x="2.982cm" svg:y="10.344cm">
          <draw:image xlink:href="Pictures/10000000000002580000025438FD08DDD59EA79C.jpg" xlink:type="simple" xlink:show="embed" xlink:actuate="onLoad" draw:mime-type="image/jpeg">
            <text:p/>
          </draw:image>
        </draw:frame>
        <draw:line draw:style-name="gr4" draw:text-style-name="P1" draw:layer="layout" svg:x1="7.477cm" svg:y1="12.287cm" svg:x2="8.795cm" svg:y2="10.948cm">
          <text:p/>
        </draw:line>
        <draw:line draw:style-name="gr5" draw:text-style-name="P1" draw:layer="layout" svg:x1="7.477cm" svg:y1="12.287cm" svg:x2="8.827cm" svg:y2="13.405cm">
          <text:p/>
        </draw:line>
        <draw:frame draw:style-name="gr6" draw:text-style-name="P3" draw:layer="layout" svg:width="1.031cm" svg:height="0.725cm" svg:x="8.722cm" svg:y="10.568cm">
          <draw:text-box>
            <text:p><text:span text:style-name="T1">+Y</text:span></text:p>
          </draw:text-box>
        </draw:frame>
        <draw:frame draw:style-name="gr6" draw:text-style-name="P3" draw:layer="layout" svg:width="1.031cm" svg:height="0.725cm" svg:x="8.626cm" svg:y="13.035cm">
          <draw:text-box>
            <text:p><text:span text:style-name="T1">+X</text:span></text:p>
          </draw:text-box>
        </draw:frame>
        <draw:line draw:style-name="gr4" draw:text-style-name="P1" draw:layer="layout" svg:x1="14.093cm" svg:y1="4.786cm" svg:x2="14.041cm" svg:y2="3.615cm">
          <text:p/>
        </draw:line>
        <draw:line draw:style-name="gr5" draw:text-style-name="P1" draw:layer="layout" svg:x1="14.093cm" svg:y1="4.786cm" svg:x2="15.222cm" svg:y2="4.786cm">
          <text:p/>
        </draw:line>
        <draw:frame draw:style-name="gr6" draw:text-style-name="P3" draw:layer="layout" svg:width="1.031cm" svg:height="0.725cm" svg:x="13.598cm" svg:y="3.099cm">
          <draw:text-box>
            <text:p><text:span text:style-name="T1">+Y</text:span></text:p>
          </draw:text-box>
        </draw:frame>
        <draw:frame draw:style-name="gr6" draw:text-style-name="P3" draw:layer="layout" svg:width="1.031cm" svg:height="0.725cm" svg:x="15.042cm" svg:y="4.459cm">
          <draw:text-box>
            <text:p><text:span text:style-name="T1">+X</text:span></text:p>
          </draw:text-box>
        </draw:frame>
        <draw:frame draw:style-name="gr7" draw:text-style-name="P2" draw:layer="layout" svg:width="2.051cm" svg:height="0.962cm" svg:x="3.84cm" svg:y="9.514cm">
          <draw:text-box>
            <text:p>North</text:p>
          </draw:text-box>
        </draw:frame>
        <draw:frame draw:style-name="gr8" draw:text-style-name="P2" draw:layer="layout" svg:width="2.157cm" svg:height="0.962cm" svg:x="3.754cm" svg:y="13.886cm">
          <draw:text-box>
            <text:p>South</text:p>
          </draw:text-box>
        </draw:frame>
        <draw:frame draw:style-name="gr9" draw:text-style-name="P2" draw:layer="layout" svg:width="1.772cm" svg:height="0.962cm" draw:transform="rotate (-1.5707963267949) translate (7.487cm 11.288cm)">
          <draw:text-box>
            <text:p>East</text:p>
          </draw:text-box>
        </draw:frame>
        <draw:frame draw:style-name="gr10" draw:text-style-name="P2" draw:layer="layout" svg:width="1.937cm" svg:height="0.962cm" draw:transform="rotate (1.5707963267949) translate (2.199cm 13.103cm)">
          <draw:text-box>
            <text:p>West</text:p>
          </draw:text-box>
        </draw:frame>
        <draw:frame draw:style-name="gr11" draw:text-style-name="P4" draw:layer="layout" svg:width="7.212cm" svg:height="4.816cm" svg:x="11.401cm" svg:y="9.4cm">
          <draw:image xlink:href="Pictures/100000000000020C0000015EEE81AB30B29326C3.jpg" xlink:type="simple" xlink:show="embed" xlink:actuate="onLoad" draw:mime-type="image/jpeg">
            <text:p/>
          </draw:image>
        </draw:frame>
        <draw:frame draw:style-name="gr12" draw:text-style-name="P6" draw:layer="layout" svg:width="10.588cm" svg:height="1.547cm" svg:x="9.713cm" svg:y="14.159cm">
          <draw:text-box>
            <text:p text:style-name="P5"><text:span text:style-name="T2">The two possible loops for a given direction:</text:span></text:p>
            <text:p text:style-name="P5"><text:span text:style-name="T2">counterclockwise, to the left and clockwise, to the right.</text:span></text:p>
          </draw:text-box>
        </draw:frame>
        <draw:frame draw:style-name="gr13" draw:text-style-name="P7" draw:layer="layout" svg:width="7.368cm" svg:height="1.195cm" svg:x="8.515cm" svg:y="1.584cm">
          <draw:text-box>
            <text:p><text:span text:style-name="T3">Board coordinates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20T19:37:30.462000000</dc:date>
    <meta:editing-duration>PT1H26M24S</meta:editing-duration>
    <meta:editing-cycles>10</meta:editing-cycles>
    <meta:generator>LibreOffice/7.1.6.2$Windows_X86_64 LibreOffice_project/0e133318fcee89abacd6a7d077e292f1145735c3</meta:generator>
    <meta:document-statistic meta:object-count="66"/>
  </office:meta>
</office:document-meta>
</file>